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cm" svg:height="2.1cm" svg:x="7.3cm" svg:y="5.7cm">
          <text:p text:style-name="P1"><text:span text:style-name="T1">Log Fac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2.2cm" svg:x="2.8cm" svg:y="3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119cm" svg:height="0.962cm" svg:x="2.8cm" svg:y="3.138cm">
          <draw:text-box>
            <text:p>Client</text:p>
          </draw:text-box>
        </draw:frame>
        <draw:custom-shape draw:style-name="gr1" draw:text-style-name="P1" draw:layer="layout" svg:width="1.1cm" svg:height="1cm" svg:x="3.3cm" svg:y="4.2cm">
          <text:p text:style-name="P1"><text:span text:style-name="T1">Front-</text:span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2.2cm" svg:x="2.8cm" svg:y="5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119cm" svg:height="0.962cm" svg:x="2.8cm" svg:y="5.538cm">
          <draw:text-box>
            <text:p>Client</text:p>
          </draw:text-box>
        </draw:frame>
        <draw:custom-shape draw:style-name="gr1" draw:text-style-name="P1" draw:layer="layout" svg:width="1.1cm" svg:height="1cm" svg:x="3.3cm" svg:y="6.6cm">
          <text:p text:style-name="P1"><text:span text:style-name="T1">Front-</text:span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2.2cm" svg:x="2.8cm" svg:y="7.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119cm" svg:height="0.962cm" svg:x="2.8cm" svg:y="7.838cm">
          <draw:text-box>
            <text:p>Client</text:p>
          </draw:text-box>
        </draw:frame>
        <draw:custom-shape draw:style-name="gr1" draw:text-style-name="P1" draw:layer="layout" svg:width="1.1cm" svg:height="1cm" svg:x="3.3cm" svg:y="8.9cm">
          <text:p text:style-name="P1"><text:span text:style-name="T1">Front-</text:span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cm" svg:x="10.8cm" svg:y="4.8cm">
          <text:p text:style-name="P1"><text:span text:style-name="T1">Back-</text:span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1cm" svg:x="10.8cm" svg:y="7.1cm">
          <text:p text:style-name="P1"><text:span text:style-name="T1">Back-</text:span></text:p>
          <text:p text:style-name="P1"><text:span text:style-name="T1">End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4cm" svg:y1="4.7cm" svg:x2="7.3cm" svg:y2="6.2cm">
          <text:p/>
        </draw:line>
        <draw:line draw:style-name="gr4" draw:text-style-name="P2" draw:layer="layout" svg:x1="4.4cm" svg:y1="7.1cm" svg:x2="7.3cm" svg:y2="6.8cm">
          <text:p/>
        </draw:line>
        <draw:line draw:style-name="gr4" draw:text-style-name="P2" draw:layer="layout" svg:x1="4.4cm" svg:y1="9.4cm" svg:x2="7.3cm" svg:y2="7.4cm">
          <text:p/>
        </draw:line>
        <draw:line draw:style-name="gr4" draw:text-style-name="P2" draw:layer="layout" svg:x1="9.3cm" svg:y1="6.4cm" svg:x2="10.8cm" svg:y2="5.3cm">
          <text:p/>
        </draw:line>
        <draw:line draw:style-name="gr4" draw:text-style-name="P2" draw:layer="layout" svg:x1="9.3cm" svg:y1="7cm" svg:x2="10.8cm" svg:y2="7.6cm">
          <text:p/>
        </draw:line>
        <draw:custom-shape draw:style-name="gr5" draw:text-style-name="P1" draw:layer="layout" svg:width="1.1cm" svg:height="1cm" svg:x="13.3cm" svg:y="4.8cm">
          <text:p text:style-name="P1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cm" svg:height="1cm" svg:x="13.3cm" svg:y="7.1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9cm" svg:y1="5.3cm" svg:x2="13.3cm" svg:y2="5.3cm">
          <text:p/>
        </draw:line>
        <draw:line draw:style-name="gr4" draw:text-style-name="P2" draw:layer="layout" svg:x1="11.9cm" svg:y1="7.6cm" svg:x2="13.3cm" svg:y2="7.6cm">
          <text:p/>
        </draw:line>
        <draw:custom-shape draw:style-name="gr6" draw:text-style-name="P2" draw:layer="layout" svg:width="0.4cm" svg:height="0.4cm" svg:x="10.3cm" svg:y="9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897cm" svg:height="0.645cm" svg:x="10.5cm" svg:y="9.655cm">
          <draw:text-box>
            <text:p text:style-name="P3"><text:span text:style-name="T1">Part of the log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0:25:15.783373894</meta:creation-date>
    <dc:date>2016-11-06T10:48:07.240358503</dc:date>
    <meta:editing-duration>P0D</meta:editing-duration>
    <meta:editing-cycles>1</meta:editing-cycles>
    <meta:document-statistic meta:object-count="23"/>
    <meta:generator>LibreOffice/4.1.6.2$Linux_X86_64 LibreOffice_project/410m0$Build-2</meta:generator>
  </office:meta>
</office:document-meta>
</file>